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2D1000000F5372C9E50407750AC.png" manifest:media-type="image/pn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2D1000000B21A9D8B41D7FD3CDA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1F40000015C9880721D0B3DF758.png" manifest:media-type="image/png"/>
  <manifest:file-entry manifest:full-path="Pictures/10000201000001F10000015DFCEB52FDBF179350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388000003303DA660668F98C988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50b9b" officeooo:paragraph-rsid="00250b9b" style:font-size-asian="12.25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7026a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10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1" style:family="paragraph" style:parent-style-name="Text_20_body">
      <style:text-properties style:font-name="Times New Roman1" officeooo:paragraph-rsid="001108a1"/>
    </style:style>
    <style:style style:name="P12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3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4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23" style:family="paragraph" style:parent-style-name="Text_20_body">
      <style:text-properties style:font-name="Times New Roman1" officeooo:rsid="0021d22b" officeooo:paragraph-rsid="0021d22b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2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29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0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40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44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45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46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47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48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49" style:family="paragraph" style:parent-style-name="Heading_20_1">
      <style:paragraph-properties fo:text-align="justify" style:justify-single-word="false" fo:break-before="page"/>
      <style:text-properties style:font-name="Times New Roman1" fo:font-size="14pt" officeooo:rsid="001b44b5" officeooo:paragraph-rsid="001b44b5" style:font-size-asian="12.25pt" style:font-size-complex="14pt"/>
    </style:style>
    <style:style style:name="P50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51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52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53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54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55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56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57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8" style:family="paragraph" style:parent-style-name="Heading_20_3">
      <style:paragraph-properties fo:text-align="justify" style:justify-single-word="false"/>
      <style:text-properties style:font-name="Times New Roman1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8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8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8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8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8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89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9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9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9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9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9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9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9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9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9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0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0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0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0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0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0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0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1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1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12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13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1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1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7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18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19" style:family="paragraph" style:parent-style-name="Heading_20_1" style:master-page-name="Index">
      <style:paragraph-properties fo:text-align="justify" style:justify-single-word="false" style:page-number="4"/>
      <style:text-properties style:font-name="Times New Roman1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5fc93"/>
    </style:style>
    <style:style style:name="T4" style:family="text">
      <style:text-properties officeooo:rsid="0018feb1"/>
    </style:style>
    <style:style style:name="T5" style:family="text">
      <style:text-properties officeooo:rsid="004da232"/>
    </style:style>
    <style:style style:name="T6" style:family="text">
      <style:text-properties officeooo:rsid="0017a3a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67e0e"/>
    </style:style>
    <style:style style:name="T9" style:family="text">
      <style:text-properties fo:font-variant="normal" fo:text-transform="none" fo:letter-spacing="normal" fo:font-style="normal" fo:font-weight="normal" officeooo:rsid="00297db8"/>
    </style:style>
    <style:style style:name="T10" style:family="text">
      <style:text-properties officeooo:rsid="0019be78"/>
    </style:style>
    <style:style style:name="T11" style:family="text">
      <style:text-properties officeooo:rsid="00473ffb"/>
    </style:style>
    <style:style style:name="T12" style:family="text">
      <style:text-properties officeooo:rsid="001bc4ff"/>
    </style:style>
    <style:style style:name="T13" style:family="text">
      <style:text-properties officeooo:rsid="00477679"/>
    </style:style>
    <style:style style:name="T14" style:family="text">
      <style:text-properties officeooo:rsid="0032ed4e"/>
    </style:style>
    <style:style style:name="T15" style:family="text">
      <style:text-properties officeooo:rsid="001f96b7"/>
    </style:style>
    <style:style style:name="T16" style:family="text">
      <style:text-properties officeooo:rsid="003685c4"/>
    </style:style>
    <style:style style:name="T17" style:family="text">
      <style:text-properties officeooo:rsid="00387f8b"/>
    </style:style>
    <style:style style:name="T18" style:family="text">
      <style:text-properties officeooo:rsid="004ae655"/>
    </style:style>
    <style:style style:name="T19" style:family="text">
      <style:text-properties officeooo:rsid="003dbaa6"/>
    </style:style>
    <style:style style:name="T20" style:family="text">
      <style:text-properties officeooo:rsid="00403781"/>
    </style:style>
    <style:style style:name="T21" style:family="text">
      <style:text-properties officeooo:rsid="0040c8db"/>
    </style:style>
    <style:style style:name="T22" style:family="text">
      <style:text-properties officeooo:rsid="0041cce8"/>
    </style:style>
    <style:style style:name="T23" style:family="text">
      <style:text-properties officeooo:rsid="0042cff6"/>
    </style:style>
    <style:style style:name="T24" style:family="text">
      <style:text-properties officeooo:rsid="001a5946"/>
    </style:style>
    <style:style style:name="T25" style:family="text">
      <style:text-properties officeooo:rsid="001d5130"/>
    </style:style>
    <style:style style:name="T26" style:family="text">
      <style:text-properties fo:font-weight="normal" style:font-size-asian="12pt" style:font-weight-asian="normal" style:font-weight-complex="normal"/>
    </style:style>
    <style:style style:name="T27" style:family="text">
      <style:text-properties fo:font-weight="normal" officeooo:rsid="001d5130" style:font-size-asian="12pt" style:font-weight-asian="normal" style:font-weight-complex="normal"/>
    </style:style>
    <style:style style:name="T28" style:family="text">
      <style:text-properties fo:font-weight="normal" officeooo:rsid="00150339" style:font-size-asian="12pt" style:font-weight-asian="normal" style:font-weight-complex="normal"/>
    </style:style>
    <style:style style:name="T29" style:family="text">
      <style:text-properties fo:font-weight="normal" officeooo:rsid="001417cd" style:font-size-asian="12pt" style:font-weight-asian="normal" style:font-weight-complex="normal"/>
    </style:style>
    <style:style style:name="T30" style:family="text">
      <style:text-properties fo:font-weight="normal" officeooo:rsid="001ed9e1" style:font-weight-asian="normal" style:font-weight-complex="normal"/>
    </style:style>
    <style:style style:name="T31" style:family="text">
      <style:text-properties fo:font-weight="normal" officeooo:rsid="0020d881" style:font-weight-asian="normal" style:font-weight-complex="normal"/>
    </style:style>
    <style:style style:name="T32" style:family="text">
      <style:text-properties fo:font-size="12pt"/>
    </style:style>
    <style:style style:name="T33" style:family="text">
      <style:text-properties fo:font-size="12pt" officeooo:rsid="001ed9e1"/>
    </style:style>
    <style:style style:name="T34" style:family="text">
      <style:text-properties fo:font-size="12pt" officeooo:rsid="0020d881"/>
    </style:style>
    <style:style style:name="T35" style:family="text">
      <style:text-properties fo:font-size="12pt" officeooo:rsid="00217412"/>
    </style:style>
    <style:style style:name="T36" style:family="text">
      <style:text-properties fo:font-size="12pt" officeooo:rsid="001d5130"/>
    </style:style>
    <style:style style:name="T37" style:family="text">
      <style:text-properties fo:font-size="12pt" officeooo:rsid="00218cf2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1" style:family="text">
      <style:text-properties fo:font-weight="bold"/>
    </style:style>
    <style:style style:name="T42" style:family="text">
      <style:text-properties officeooo:rsid="001ed9e1"/>
    </style:style>
    <style:style style:name="T43" style:family="text">
      <style:text-properties officeooo:rsid="002052bd"/>
    </style:style>
    <style:style style:name="T44" style:family="text">
      <style:text-properties officeooo:rsid="0020d881"/>
    </style:style>
    <style:style style:name="T45" style:family="text">
      <style:text-properties officeooo:rsid="00217412"/>
    </style:style>
    <style:style style:name="T46" style:family="text">
      <style:text-properties fo:font-size="13pt"/>
    </style:style>
    <style:style style:name="T47" style:family="text">
      <style:text-properties officeooo:rsid="0021d22b"/>
    </style:style>
    <style:style style:name="T4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50" text:outline-level="3"/>
      <text:p text:style-name="P3"/>
      <text:p text:style-name="P3"><text:bookmark text:name="yui_3_17_2_1_1474333262150_276"/><text:bookmark-start text:name="__RefHeading___Toc918_1585835741"/>Trabalho I<text:span text:style-name="T4">I</text:span> – Especificação de Software<text:bookmark-end text:name="__RefHeading___Toc918_1585835741"/></text:p>
      <text:p text:style-name="P3">Loja de Roupas: Lamendz Store</text:p>
      <text:p text:style-name="P3"/>
      <text:p text:style-name="P26"/>
      <text:p text:style-name="P28"/>
      <text:p text:style-name="P28"/>
      <text:p text:style-name="P30"/>
      <text:p text:style-name="P30"/>
      <text:p text:style-name="P31">Evandra Almeida Santos</text:p>
      <text:p text:style-name="P30">Mariana Figueiredo da Mota</text:p>
      <text:p text:style-name="P24"/>
      <text:p text:style-name="P9"/>
      <text:p text:style-name="P9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2"/>
      <text:p text:style-name="P32"><text:span text:style-name="T1">Outubro</text:span>/2016</text:p>
      <text:p text:style-name="P43">Evandra Almeida Santos </text:p>
      <text:p text:style-name="P36"><text:s/>Mariana Figueiredo da Mota</text:p>
      <text:p text:style-name="P11"/>
      <text:p text:style-name="P11"/>
      <text:p text:style-name="P11"/>
      <text:p text:style-name="P11"/>
      <text:h text:style-name="P51" text:outline-level="3"/>
      <text:h text:style-name="P51" text:outline-level="3"/>
      <text:h text:style-name="P51" text:outline-level="3"/>
      <text:p text:style-name="P3"><text:bookmark-start text:name="__RefHeading___Toc920_1585835741"/><text:bookmark text:name="yui_3_17_2_1_1474333262150_2761"/>Trabalho I<text:span text:style-name="T4">I</text:span> – Especificação de Software<text:bookmark-end text:name="__RefHeading___Toc920_1585835741"/></text:p>
      <text:p text:style-name="P3">Loja de Roupas: Lamendz Store</text:p>
      <text:p text:style-name="P25"/>
      <text:p text:style-name="P27"/>
      <text:p text:style-name="P29"/>
      <text:p text:style-name="P29"/>
      <text:p text:style-name="P29"><text:span text:style-name="T4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25"/>
      <text:p text:style-name="P10"/>
      <text:p text:style-name="P12"/>
      <text:p text:style-name="P1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T1">Outubro</text:span>/2016</text:p>
      <text:p text:style-name="P33"/>
      <text:p text:style-name="P3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61"><text:a xlink:type="simple" xlink:href="#__RefHeading___Toc240_1556727364" text:style-name="Index_20_Link" text:visited-style-name="Index_20_Link">1. Documentação Conceitual<text:tab/>4</text:a></text:p>
          <text:p text:style-name="P59"><text:a xlink:type="simple" xlink:href="#__RefHeading___Toc3271_1556727364" text:style-name="Index_20_Link" text:visited-style-name="Index_20_Link">1.1 Minimundo<text:tab/>4</text:a></text:p>
          <text:p text:style-name="P59"><text:a xlink:type="simple" xlink:href="#__RefHeading___Toc3273_1556727364" text:style-name="Index_20_Link" text:visited-style-name="Index_20_Link">1.2 Objetivos<text:tab/>5</text:a></text:p>
          <text:p text:style-name="P116"><text:a xlink:type="simple" xlink:href="#__RefHeading___Toc3275_1556727364" text:style-name="Index_20_Link" text:visited-style-name="Index_20_Link">1.2.1 Objetivos Gerais<text:tab/>5</text:a></text:p>
          <text:p text:style-name="P116"><text:a xlink:type="simple" xlink:href="#__RefHeading___Toc3277_1556727364" text:style-name="Index_20_Link" text:visited-style-name="Index_20_Link">1.2.2 Objetivos Específicos<text:tab/>5</text:a></text:p>
          <text:p text:style-name="P59"><text:a xlink:type="simple" xlink:href="#__RefHeading___Toc1744_1735469436" text:style-name="Index_20_Link" text:visited-style-name="Index_20_Link">1.3 Documentos de Requisitos<text:tab/>6</text:a></text:p>
          <text:p text:style-name="P116"><text:a xlink:type="simple" xlink:href="#__RefHeading___Toc3191_2141621660" text:style-name="Index_20_Link" text:visited-style-name="Index_20_Link">1.3.1 Lista de Requisitos Funcionais<text:tab/>6</text:a></text:p>
          <text:p text:style-name="P116"><text:a xlink:type="simple" xlink:href="#__RefHeading___Toc3193_2141621660" text:style-name="Index_20_Link" text:visited-style-name="Index_20_Link">1.3.2 Lista de Requisitos Não Funcionais<text:tab/>6</text:a></text:p>
          <text:p text:style-name="P116"><text:a xlink:type="simple" xlink:href="#__RefHeading___Toc3195_2141621660" text:style-name="Index_20_Link" text:visited-style-name="Index_20_Link">1.3.3 Tabela de Descrição dos Requisitos<text:tab/>6</text:a></text:p>
          <text:p text:style-name="P59"><text:a xlink:type="simple" xlink:href="#__RefHeading___Toc1746_1735469436" text:style-name="Index_20_Link" text:visited-style-name="Index_20_Link">1.4 Modelagem Conceitual (DER)<text:tab/>10</text:a></text:p>
          <text:p text:style-name="P59"><text:a xlink:type="simple" xlink:href="#__RefHeading___Toc1748_1735469436" text:style-name="Index_20_Link" text:visited-style-name="Index_20_Link">1.5 Diagrama de Pacotes UML<text:tab/>11</text:a></text:p>
          <text:p text:style-name="P59"><text:a xlink:type="simple" xlink:href="#__RefHeading___Toc1750_1735469436" text:style-name="Index_20_Link" text:visited-style-name="Index_20_Link">1.6 Documentos de Caso de Uso<text:tab/>12</text:a></text:p>
          <text:p text:style-name="P116"><text:a xlink:type="simple" xlink:href="#__RefHeading___Toc1993_946302212" text:style-name="Index_20_Link" text:visited-style-name="Index_20_Link">1.6.1 Diagrama de Sistema<text:tab/>12</text:a></text:p>
          <text:p text:style-name="P116"><text:a xlink:type="simple" xlink:href="#__RefHeading___Toc1995_946302212" text:style-name="Index_20_Link" text:visited-style-name="Index_20_Link">1.6.2 Diagrama de caso de uso de 2º Nível<text:tab/>14</text:a></text:p>
          <text:p text:style-name="P116"><text:a xlink:type="simple" xlink:href="#__RefHeading___Toc1752_1735469436" text:style-name="Index_20_Link" text:visited-style-name="Index_20_Link">1.6.3 Descrição de Caso de Uso<text:tab/>16</text:a></text:p>
          <text:p text:style-name="P59"><text:a xlink:type="simple" xlink:href="#__RefHeading___Toc1754_1735469436" text:style-name="Index_20_Link" text:visited-style-name="Index_20_Link">1.7 Protótipos de Telas<text:tab/>24</text:a></text:p>
          <text:p text:style-name="P116"><text:a xlink:type="simple" xlink:href="#__RefHeading___Toc1756_1735469436" text:style-name="Index_20_Link" text:visited-style-name="Index_20_Link">1.7.1 Login<text:tab/>24</text:a></text:p>
          <text:p text:style-name="P116"><text:a xlink:type="simple" xlink:href="#__RefHeading___Toc1758_1735469436" text:style-name="Index_20_Link" text:visited-style-name="Index_20_Link">1.7.2 Cadastrar Funcionário<text:tab/>25</text:a></text:p>
          <text:p text:style-name="P116"><text:a xlink:type="simple" xlink:href="#__RefHeading___Toc1760_1735469436" text:style-name="Index_20_Link" text:visited-style-name="Index_20_Link">1.7.3 Cadastrar Fornecedor<text:tab/>26</text:a></text:p>
          <text:p text:style-name="P116"><text:a xlink:type="simple" xlink:href="#__RefHeading___Toc1762_1735469436" text:style-name="Index_20_Link" text:visited-style-name="Index_20_Link">1.7.4 Cadastrar Produtos<text:tab/>27</text:a></text:p>
          <text:p text:style-name="P116"><text:a xlink:type="simple" xlink:href="#__RefHeading___Toc1764_1735469436" text:style-name="Index_20_Link" text:visited-style-name="Index_20_Link">1.7.5 Realizar Venda<text:tab/>27</text:a></text:p>
          <text:p text:style-name="P116"><text:a xlink:type="simple" xlink:href="#__RefHeading___Toc1766_1735469436" text:style-name="Index_20_Link" text:visited-style-name="Index_20_Link">1.7.6 Forma e meio de pagamento<text:tab/>28</text:a></text:p>
          <text:p text:style-name="P116"><text:a xlink:type="simple" xlink:href="#__RefHeading___Toc1768_1735469436" text:style-name="Index_20_Link" text:visited-style-name="Index_20_Link">1.7.7 Cadastrar Cliente<text:tab/>28</text:a></text:p>
          <text:p text:style-name="P116"><text:a xlink:type="simple" xlink:href="#__RefHeading___Toc1770_1735469436" text:style-name="Index_20_Link" text:visited-style-name="Index_20_Link">1.7.8 Contas em Débito<text:tab/>29</text:a></text:p>
          <text:p text:style-name="P116"><text:a xlink:type="simple" xlink:href="#__RefHeading___Toc1772_1735469436" text:style-name="Index_20_Link" text:visited-style-name="Index_20_Link">1.7.9 Estoque<text:tab/>29</text:a></text:p>
          <text:p text:style-name="P61"><text:a xlink:type="simple" xlink:href="#__RefHeading___Toc2001_946302212" text:style-name="Index_20_Link" text:visited-style-name="Index_20_Link">2. Documentação Técnica<text:tab/>30</text:a></text:p>
        </text:index-body>
      </text:table-of-content>
      <text:p text:style-name="P34"/>
      <text:h text:style-name="P119" text:outline-level="1"><text:bookmark-start text:name="__RefHeading___Toc240_1556727364"/><text:span text:style-name="T48">1.</text:span> <text:span text:style-name="T48">Documentação Conceitual</text:span> <text:bookmark-end text:name="__RefHeading___Toc240_1556727364"/></text:h>
      <text:h text:style-name="P60" text:outline-level="2"><text:bookmark-start text:name="__RefHeading___Toc3271_1556727364"/>1.1 Minimundo<text:bookmark-end text:name="__RefHeading___Toc3271_1556727364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44" text:outline-level="2"><text:bookmark-start text:name="__RefHeading___Toc3273_1556727364"/>1.2 Objetivos<text:bookmark-end text:name="__RefHeading___Toc3273_1556727364"/></text:h>
      <text:h text:style-name="P53" text:outline-level="3"><text:bookmark-start text:name="__RefHeading___Toc3275_1556727364"/>1.2.1 Objetivos Gerais<text:bookmark-end text:name="__RefHeading___Toc3275_1556727364"/></text:h>
      <text:p text:style-name="P22">Sistema para auxiliar a loja de roupas <text:span text:style-name="T26">Lamendz Store. É esperado que o sistema auxilie o gerenciamento da loja, controlando o estoque, as vendas, </text:span><text:span text:style-name="T28">os clientes em débito com a loja,</text:span><text:span text:style-name="T26"> cadastro de funcionários, clientes, produtos e fornecedores. </text:span><text:span text:style-name="T29">O sistema deverá ser ágil e ter confiabilidade</text:span><text:span text:style-name="T27"> </text:span><text:span text:style-name="T29">nas informações, para não haver aborrecimento entre os clientes e funcionários. </text:span></text:p>
      <text:p text:style-name="P19"/>
      <text:h text:style-name="P54" text:outline-level="3"><text:bookmark-start text:name="__RefHeading___Toc3277_1556727364"/>1.2.2 Objetivos Específicos<text:bookmark-end text:name="__RefHeading___Toc3277_1556727364"/></text:h>
      <text:list xml:id="list8404928596321379690" text:style-name="L1">
        <text:list-item>
          <text:p text:style-name="P117">Controlar estoque.</text:p>
        </text:list-item>
        <text:list-item>
          <text:p text:style-name="P117">Controlar vendas.</text:p>
        </text:list-item>
        <text:list-item>
          <text:p text:style-name="P117">Controlar cadastro de funcionários, clientes e fornecedores.</text:p>
        </text:list-item>
        <text:list-item>
          <text:p text:style-name="P117">Controlar clientes em débito com a loja.</text:p>
        </text:list-item>
        <text:list-item>
          <text:p text:style-name="P117">Gerar nota fiscal da venda do(s) produto(s).</text:p>
        </text:list-item>
      </text:list>
      <text:h text:style-name="P46" text:outline-level="2"><text:bookmark-start text:name="__RefHeading___Toc1744_1735469436"/><text:span text:style-name="T3">1.</text:span>3 Documentos de Requisitos<text:bookmark-end text:name="__RefHeading___Toc1744_1735469436"/></text:h>
      <text:h text:style-name="P52" text:outline-level="3"><text:bookmark-start text:name="__RefHeading___Toc3191_2141621660"/>1.3.1 Lista de Requisitos Funcionais<text:bookmark-end text:name="__RefHeading___Toc3191_2141621660"/></text:h>
      <text:list xml:id="list6833753373453245571" text:style-name="L2">
        <text:list-item>
          <text:p text:style-name="P118">Cadastrar Produtos</text:p>
        </text:list-item>
        <text:list-item>
          <text:p text:style-name="P118">Cadastrar Fornecedores</text:p>
        </text:list-item>
        <text:list-item>
          <text:p text:style-name="P118">Cadastrar Clientes</text:p>
        </text:list-item>
        <text:list-item>
          <text:p text:style-name="P118">Cadastrar Funcionário</text:p>
        </text:list-item>
        <text:list-item>
          <text:p text:style-name="P118">Listar Estoque</text:p>
        </text:list-item>
        <text:list-item>
          <text:p text:style-name="P118">Realizar Venda</text:p>
        </text:list-item>
        <text:list-item>
          <text:p text:style-name="P118">Listar Clientes em Débito</text:p>
        </text:list-item>
      </text:list>
      <text:p text:style-name="P13"/>
      <text:h text:style-name="P55" text:outline-level="3"><text:bookmark-start text:name="__RefHeading___Toc3193_2141621660"/>1.3.2 Lista de Requisitos Não Funcionais<text:bookmark-end text:name="__RefHeading___Toc3193_2141621660"/></text:h>
      <text:p text:style-name="P23">NF1.1 Controle de Acesso.</text:p>
      <text:p text:style-name="P23">NF2.1 Controle de Acesso.</text:p>
      <text:p text:style-name="P23">NF3.1 Controle de Acesso.</text:p>
      <text:p text:style-name="P23">NF4.1 Controle de Acesso.</text:p>
      <text:p text:style-name="P23">NF5.1 Identificação dos Produtos.</text:p>
      <text:p text:style-name="P23">NF6.1 Tempo de Operação.</text:p>
      <text:p text:style-name="P23">NF7.1 Identificação dos Clientes em Débitos.</text:p>
      <text:p text:style-name="P23"/>
      <text:h text:style-name="P52" text:outline-level="3"><text:bookmark-start text:name="__RefHeading___Toc3195_2141621660"/>1.3.<text:span text:style-name="T47">3</text:span> Tabela de Descrição dos Requisitos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91">F1<text:span text:style-name="T43"> – </text:span>Cadastrar Produtos <text:s text:c="88"/><text:span text:style-name="T25">( )</text:span> oculto</text:p>
            <text:p text:style-name="P108"><text:span text:style-name="T32">Descrição: O sistema deve permitir o cadastro de produtos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9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96">Nome</text:p>
          </table:table-cell>
          <table:table-cell table:style-name="Tabela16.B3" office:value-type="string">
            <text:p text:style-name="P96">Descrição</text:p>
          </table:table-cell>
          <table:table-cell table:style-name="Tabela16.B3" office:value-type="string">
            <text:p text:style-name="P96">Categoria</text:p>
          </table:table-cell>
          <table:table-cell table:style-name="Tabela16.B3" office:value-type="string">
            <text:p text:style-name="P96">Desejável</text:p>
          </table:table-cell>
          <table:table-cell table:style-name="Tabela16.B3" office:value-type="string">
            <text:p text:style-name="P96">Permanente</text:p>
          </table:table-cell>
        </table:table-row>
        <table:table-row>
          <table:table-cell table:style-name="Tabela16.A2" office:value-type="string">
            <text:p text:style-name="P99">NF 1.1 Controle de Acesso.</text:p>
          </table:table-cell>
          <table:table-cell table:style-name="Tabela16.B3" office:value-type="string">
            <text:p text:style-name="P93"><text:span text:style-name="T44">Somente funcionário cadastrado poderá</text:span> realizar o <text:soft-page-break/>cadastro do produto.</text:p>
          </table:table-cell>
          <table:table-cell table:style-name="Tabela16.B3" office:value-type="string">
            <text:p text:style-name="P90">Segurança</text:p>
          </table:table-cell>
          <table:table-cell table:style-name="Tabela16.B3" office:value-type="string">
            <text:p text:style-name="P90">(<text:span text:style-name="T41"> <text:s/></text:span>)</text:p>
          </table:table-cell>
          <table:table-cell table:style-name="Tabela16.B3" office:value-type="string">
            <text:p text:style-name="P90">(<text:span text:style-name="T30">X</text:span>)</text:p>
          </table:table-cell>
        </table:table-row>
      </table:table>
      <text:p text:style-name="P15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92">F<text:span text:style-name="T42">2 – </text:span>Cadastrar <text:span text:style-name="T42">Fornecedores</text:span> <text:s text:c="81"/><text:span text:style-name="T25">( )</text:span> oculto</text:p>
            <text:p text:style-name="P109"><text:span text:style-name="T32">Descrição: O sistema deve permitir o cadastro d</text:span><text:span text:style-name="T33">os fornecedor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97">Nome</text:p>
          </table:table-cell>
          <table:table-cell table:style-name="Tabela17.B3" office:value-type="string">
            <text:p text:style-name="P97">Descrição</text:p>
          </table:table-cell>
          <table:table-cell table:style-name="Tabela17.B3" office:value-type="string">
            <text:p text:style-name="P97">Categoria</text:p>
          </table:table-cell>
          <table:table-cell table:style-name="Tabela17.B3" office:value-type="string">
            <text:p text:style-name="P97">Desejável</text:p>
          </table:table-cell>
          <table:table-cell table:style-name="Tabela17.B3" office:value-type="string">
            <text:p text:style-name="P97">Permanente</text:p>
          </table:table-cell>
        </table:table-row>
        <table:table-row>
          <table:table-cell table:style-name="Tabela17.A2" office:value-type="string">
            <text:p text:style-name="P99">NF 2.1 Controle de Acesso.</text:p>
          </table:table-cell>
          <table:table-cell table:style-name="Tabela17.B3" office:value-type="string">
            <text:p text:style-name="P94">Somente o <text:span text:style-name="T44">gerente cadastrado</text:span> poderá realizar o cadastro do <text:span text:style-name="T42">fornecedor</text:span>.</text:p>
          </table:table-cell>
          <table:table-cell table:style-name="Tabela17.B3" office:value-type="string">
            <text:p text:style-name="P94">Segurança</text:p>
          </table:table-cell>
          <table:table-cell table:style-name="Tabela17.B3" office:value-type="string">
            <text:p text:style-name="P94">(<text:span text:style-name="T41"> <text:s/></text:span>)</text:p>
          </table:table-cell>
          <table:table-cell table:style-name="Tabela17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92">F<text:span text:style-name="T42">3 – </text:span>Cadastrar <text:span text:style-name="T44">Clientes</text:span> <text:s text:c="81"/><text:span text:style-name="T25">( )</text:span> oculto</text:p>
            <text:p text:style-name="P109"><text:span text:style-name="T32">Descrição: O sistema deve permitir o cadastro d</text:span><text:span text:style-name="T33">os </text:span><text:span text:style-name="T34">clie</text:span><text:span text:style-name="T35">n</text:span><text:span text:style-name="T34">te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97">Nome</text:p>
          </table:table-cell>
          <table:table-cell table:style-name="Tabela18.B3" office:value-type="string">
            <text:p text:style-name="P97">Descrição</text:p>
          </table:table-cell>
          <table:table-cell table:style-name="Tabela18.B3" office:value-type="string">
            <text:p text:style-name="P97">Categoria</text:p>
          </table:table-cell>
          <table:table-cell table:style-name="Tabela18.B3" office:value-type="string">
            <text:p text:style-name="P97">Desejável</text:p>
          </table:table-cell>
          <table:table-cell table:style-name="Tabela18.B3" office:value-type="string">
            <text:p text:style-name="P97">Permanente</text:p>
          </table:table-cell>
        </table:table-row>
        <table:table-row>
          <table:table-cell table:style-name="Tabela18.A2" office:value-type="string">
            <text:p text:style-name="P99">NF 3.1 Controle de Acesso.</text:p>
          </table:table-cell>
          <table:table-cell table:style-name="Tabela18.B3" office:value-type="string">
            <text:p text:style-name="P94"><text:span text:style-name="T44">Somente funcionário cadastrado poderá</text:span> realizar o cadastro do <text:span text:style-name="T44">cliente</text:span>.</text:p>
          </table:table-cell>
          <table:table-cell table:style-name="Tabela18.B3" office:value-type="string">
            <text:p text:style-name="P94">Segurança</text:p>
          </table:table-cell>
          <table:table-cell table:style-name="Tabela18.B3" office:value-type="string">
            <text:p text:style-name="P94">(<text:span text:style-name="T41"> <text:s/></text:span>)</text:p>
          </table:table-cell>
          <table:table-cell table:style-name="Tabela18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92">F<text:span text:style-name="T42">4 – </text:span>Cadastrar <text:span text:style-name="T44">Funcionários</text:span> <text:s text:c="81"/><text:span text:style-name="T25">( )</text:span> oculto</text:p>
            <text:p text:style-name="P109"><text:span text:style-name="T32">Descrição: O sistema deve permitir o cadastro d</text:span><text:span text:style-name="T33">os </text:span><text:span text:style-name="T34">funcionários</text:span><text:span text:style-name="T32">. Abrangerá as funções de </text:span><text:span text:style-name="T37">cadastro e voltar a página anterior</text:span><text:span text:style-name="T32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97">Nome</text:p>
          </table:table-cell>
          <table:table-cell table:style-name="Tabela19.B3" office:value-type="string">
            <text:p text:style-name="P97">Descrição</text:p>
          </table:table-cell>
          <table:table-cell table:style-name="Tabela19.B3" office:value-type="string">
            <text:p text:style-name="P97">Categoria</text:p>
          </table:table-cell>
          <table:table-cell table:style-name="Tabela19.B3" office:value-type="string">
            <text:p text:style-name="P97">Desejável</text:p>
          </table:table-cell>
          <table:table-cell table:style-name="Tabela19.B3" office:value-type="string">
            <text:p text:style-name="P97">Permanente</text:p>
          </table:table-cell>
        </table:table-row>
        <table:table-row>
          <table:table-cell table:style-name="Tabela19.A2" office:value-type="string">
            <text:p text:style-name="P99">NF 4.1 Controle de Acesso.</text:p>
          </table:table-cell>
          <table:table-cell table:style-name="Tabela19.B3" office:value-type="string">
            <text:p text:style-name="P93"><text:span text:style-name="T44">Somente o gerente </text:span><text:soft-page-break/><text:span text:style-name="T44">cadastrado poderá</text:span> realizar o cadastro do <text:span text:style-name="T44">funcionário</text:span>.</text:p>
          </table:table-cell>
          <table:table-cell table:style-name="Tabela19.B3" office:value-type="string">
            <text:p text:style-name="P94">Segurança</text:p>
          </table:table-cell>
          <table:table-cell table:style-name="Tabela19.B3" office:value-type="string">
            <text:p text:style-name="P94">(<text:span text:style-name="T41"> <text:s/></text:span>)</text:p>
          </table:table-cell>
          <table:table-cell table:style-name="Tabela19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92">F<text:span text:style-name="T42">5 – Listar Estoque <text:s text:c="14"/></text:span><text:s text:c="82"/><text:span text:style-name="T25">( )</text:span> oculto</text:p>
            <text:p text:style-name="P110"><text:span text:style-name="T32">Descrição: O sistema deve permitir </text:span><text:span text:style-name="T34">a visualização dos produtos cadastrados no estoque</text:span><text:span text:style-name="T32">. Abrangerá as funções de </text:span><text:span text:style-name="T37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97">Nome</text:p>
          </table:table-cell>
          <table:table-cell table:style-name="Tabela20.B3" office:value-type="string">
            <text:p text:style-name="P97">Descrição</text:p>
          </table:table-cell>
          <table:table-cell table:style-name="Tabela20.B3" office:value-type="string">
            <text:p text:style-name="P97">Categoria</text:p>
          </table:table-cell>
          <table:table-cell table:style-name="Tabela20.B3" office:value-type="string">
            <text:p text:style-name="P97">Desejável</text:p>
          </table:table-cell>
          <table:table-cell table:style-name="Tabela20.B3" office:value-type="string">
            <text:p text:style-name="P97">Permanente</text:p>
          </table:table-cell>
        </table:table-row>
        <table:table-row>
          <table:table-cell table:style-name="Tabela20.A2" office:value-type="string">
            <text:p text:style-name="P113">NF <text:span text:style-name="T47">5</text:span>.1 Identificação dos Produtos.</text:p>
            <text:p text:style-name="P94"/>
          </table:table-cell>
          <table:table-cell table:style-name="Tabela20.B3" office:value-type="string">
            <text:p text:style-name="P95"><text:span text:style-name="T44">Somente funcionário cadastrado poderá</text:span> realizar <text:span text:style-name="T45">a consulta no estoque</text:span>.</text:p>
          </table:table-cell>
          <table:table-cell table:style-name="Tabela20.B3" office:value-type="string">
            <text:p text:style-name="P94">Segurança</text:p>
          </table:table-cell>
          <table:table-cell table:style-name="Tabela20.B3" office:value-type="string">
            <text:p text:style-name="P94">(<text:span text:style-name="T31"> <text:s/></text:span>)</text:p>
          </table:table-cell>
          <table:table-cell table:style-name="Tabela20.B3" office:value-type="string">
            <text:p text:style-name="P94">(<text:span text:style-name="T31">X</text:span>)</text:p>
          </table:table-cell>
        </table:table-row>
      </table:table>
      <text:p text:style-name="P39"/>
      <text:p text:style-name="P40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11"><text:span text:style-name="T32">F</text:span><text:span text:style-name="T35">6 </text:span><text:span text:style-name="T33">– </text:span><text:span text:style-name="T35">Realizar Venda</text:span><text:span text:style-name="T46"> </text:span><text:span text:style-name="T32"><text:s text:c="74"/></text:span><text:span text:style-name="T36">( )</text:span><text:span text:style-name="T32"> oculto</text:span></text:p>
            <text:p text:style-name="P112"><text:span text:style-name="T32">Descrição: O sistema deve permitir </text:span><text:span text:style-name="T35">a venda de um produto que tenha na loja</text:span><text:span text:style-name="T32">. Abrangerá as funções de </text:span><text:span text:style-name="T37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9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98">Nome</text:p>
          </table:table-cell>
          <table:table-cell table:style-name="Tabela22.B3" office:value-type="string">
            <text:p text:style-name="P98">Descrição</text:p>
          </table:table-cell>
          <table:table-cell table:style-name="Tabela22.B3" office:value-type="string">
            <text:p text:style-name="P98">Categoria</text:p>
          </table:table-cell>
          <table:table-cell table:style-name="Tabela22.B3" office:value-type="string">
            <text:p text:style-name="P98">Desejável</text:p>
          </table:table-cell>
          <table:table-cell table:style-name="Tabela22.B3" office:value-type="string">
            <text:p text:style-name="P98">Permanente</text:p>
          </table:table-cell>
        </table:table-row>
        <table:table-row>
          <table:table-cell table:style-name="Tabela22.A2" office:value-type="string">
            <text:p text:style-name="P114">NF <text:span text:style-name="T47">6</text:span>.1 Tempo de Operação</text:p>
            <text:p text:style-name="P95"/>
          </table:table-cell>
          <table:table-cell table:style-name="Tabela22.B3" office:value-type="string">
            <text:p text:style-name="P95"><text:span text:style-name="T44">Somente funcionário cadastrado poderá</text:span> realizar <text:span text:style-name="T45">a venda.</text:span></text:p>
          </table:table-cell>
          <table:table-cell table:style-name="Tabela22.B3" office:value-type="string">
            <text:p text:style-name="P95">Segurança</text:p>
          </table:table-cell>
          <table:table-cell table:style-name="Tabela22.B3" office:value-type="string">
            <text:p text:style-name="P95">(<text:span text:style-name="T41"> <text:s/></text:span>)</text:p>
          </table:table-cell>
          <table:table-cell table:style-name="Tabela22.B3" office:value-type="string">
            <text:p text:style-name="P95">(<text:span text:style-name="T30">X</text:span>)</text:p>
          </table:table-cell>
        </table:table-row>
      </table:table>
      <text:p text:style-name="P40"/>
      <text:p text:style-name="P40"/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11"><text:span text:style-name="T32">F</text:span><text:span text:style-name="T35">7</text:span><text:span text:style-name="T33"> – </text:span><text:span text:style-name="T46">Listar Clientes em Débito </text:span><text:span text:style-name="T32"><text:s text:c="74"/></text:span><text:span text:style-name="T36">( )</text:span><text:span text:style-name="T32"> oculto</text:span></text:p>
            <text:p text:style-name="P110"><text:span text:style-name="T32">Descrição: O sistema deve permitir </text:span><text:span text:style-name="T35">a consulta de clientes que estão em débito com a loja</text:span><text:span text:style-name="T32">. Abrangerá as funções de </text:span><text:span text:style-name="T37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1.A2" table:number-columns-spanned="5" office:value-type="string">
            <text:p text:style-name="P9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97">Nome</text:p>
          </table:table-cell>
          <table:table-cell table:style-name="Tabela21.B3" office:value-type="string">
            <text:p text:style-name="P97">Descrição</text:p>
          </table:table-cell>
          <table:table-cell table:style-name="Tabela21.B3" office:value-type="string">
            <text:p text:style-name="P97">Categoria</text:p>
          </table:table-cell>
          <table:table-cell table:style-name="Tabela21.B3" office:value-type="string">
            <text:p text:style-name="P97">Desejável</text:p>
          </table:table-cell>
          <table:table-cell table:style-name="Tabela21.B3" office:value-type="string">
            <text:p text:style-name="P97">Permanente</text:p>
          </table:table-cell>
        </table:table-row>
        <table:table-row>
          <table:table-cell table:style-name="Tabela21.A2" office:value-type="string">
            <text:p text:style-name="P113">NF <text:span text:style-name="T47">7</text:span>.1 Identificação dos <text:span text:style-name="T47">Clientes em Débito.</text:span></text:p>
            <text:p text:style-name="P94"/>
          </table:table-cell>
          <table:table-cell table:style-name="Tabela21.B3" office:value-type="string">
            <text:p text:style-name="P95"><text:span text:style-name="T44">Somente funcionário cadastrado poderá</text:span> realizar <text:span text:style-name="T45">a consulta dos clientes em débito.</text:span></text:p>
          </table:table-cell>
          <table:table-cell table:style-name="Tabela21.B3" office:value-type="string">
            <text:p text:style-name="P94">Segurança</text:p>
          </table:table-cell>
          <table:table-cell table:style-name="Tabela21.B3" office:value-type="string">
            <text:p text:style-name="P94">(<text:span text:style-name="T41"> <text:s/></text:span>)</text:p>
          </table:table-cell>
          <table:table-cell table:style-name="Tabela21.B3" office:value-type="string">
            <text:p text:style-name="P94">(<text:span text:style-name="T30">X</text:span>)</text:p>
          </table:table-cell>
        </table:table-row>
      </table:table>
      <text:p text:style-name="P39"/>
      <text:p text:style-name="P39"/>
      <text:p text:style-name="P39"/>
      <text:p text:style-name="P41"/>
      <text:p text:style-name="P41"/>
      <text:p text:style-name="P41"/>
      <text:p text:style-name="P41"/>
      <text:p text:style-name="P41"/>
      <text:h text:style-name="P47" text:outline-level="2"><text:bookmark-start text:name="__RefHeading___Toc1746_1735469436"/>1.4 Modelagem Conceitual (DER)<text:bookmark-end text:name="__RefHeading___Toc1746_1735469436"/></text:h>
      <text:p text:style-name="P16"/>
      <text:h text:style-name="P46" text:outline-level="2"><text:bookmark-start text:name="__RefHeading___Toc1748_1735469436"/>1.5 Diagrama de Pacotes UML<text:bookmark-end text:name="__RefHeading___Toc1748_1735469436"/></text:h>
      <text:p text:style-name="P14"/>
      <text:h text:style-name="P48" text:outline-level="2"><text:bookmark-start text:name="__RefHeading___Toc1750_1735469436"/>1.6 Documentos de Caso de Uso<text:bookmark-end text:name="__RefHeading___Toc1750_1735469436"/></text:h>
      <text:h text:style-name="P56" text:outline-level="3"><text:bookmark-start text:name="__RefHeading___Toc1993_946302212"/>1.6.1 Diagrama <text:span text:style-name="T4">de Sistema</text:span><text:bookmark-end text:name="__RefHeading___Toc1993_946302212"/></text:h>
      <text:p text:style-name="P16"><draw:frame draw:style-name="fr1" draw:name="Figura10" text:anchor-type="paragraph" svg:width="14.42cm" svg:height="21.05cm" draw:z-index="9"><draw:image xlink:href="Pictures/1000020100000221000003BA378D87BC736E18F3.png" xlink:type="simple" xlink:show="embed" xlink:actuate="onLoad"/></draw:frame></text:p>
      <text:h text:style-name="P56" text:outline-level="3"><text:bookmark-start text:name="__RefHeading___Toc1995_946302212"/><text:soft-page-break/>1.6.2 <text:span text:style-name="T4">Diagrama de caso de uso de 2º Nível</text:span><text:bookmark-end text:name="__RefHeading___Toc1995_946302212"/></text:h>
      <text:p text:style-name="P16"><draw:frame draw:style-name="fr1" draw:name="Figura11" text:anchor-type="paragraph" svg:width="17cm" svg:height="5.775cm" draw:z-index="10"><draw:image xlink:href="Pictures/10000201000002D1000000F5372C9E50407750AC.png" xlink:type="simple" xlink:show="embed" xlink:actuate="onLoad"/></draw:frame></text:p>
      <text:p text:style-name="P16"><draw:frame draw:style-name="fr1" draw:name="Figura12" text:anchor-type="paragraph" svg:width="17cm" svg:height="7.285cm" draw:z-index="11"><draw:image xlink:href="Pictures/10000201000002D100000135D8E02101D3221929.png" xlink:type="simple" xlink:show="embed" xlink:actuate="onLoad"/></draw:frame></text:p>
      <text:p text:style-name="P16"><draw:frame draw:style-name="fr1" draw:name="Figura13" text:anchor-type="paragraph" svg:width="17cm" svg:height="7.001cm" draw:z-index="12"><draw:image xlink:href="Pictures/10000201000002D100000129545B4299AF78E44E.png" xlink:type="simple" xlink:show="embed" xlink:actuate="onLoad"/></draw:frame></text:p>
      <text:p text:style-name="P16"><draw:frame draw:style-name="fr1" draw:name="Figura14" text:anchor-type="paragraph" svg:width="17cm" svg:height="5.163cm" draw:z-index="13"><draw:image xlink:href="Pictures/10000201000002D1000000DBFBF379C036592506.png" xlink:type="simple" xlink:show="embed" xlink:actuate="onLoad"/></draw:frame><text:soft-page-break/></text:p>
      <text:p text:style-name="P16"><draw:frame draw:style-name="fr2" draw:name="Figura15" text:anchor-type="paragraph" svg:width="17cm" svg:height="2.193cm" draw:z-index="14"><draw:image xlink:href="Pictures/10000201000002D10000005D117340767C8B8D84.png" xlink:type="simple" xlink:show="embed" xlink:actuate="onLoad"/></draw:frame></text:p>
      <text:p text:style-name="P16"><draw:frame draw:style-name="fr2" draw:name="Figura16" text:anchor-type="paragraph" svg:width="17cm" svg:height="2.334cm" draw:z-index="15"><draw:image xlink:href="Pictures/10000201000002D10000006312D02731CB2A038E.png" xlink:type="simple" xlink:show="embed" xlink:actuate="onLoad"/></draw:frame></text:p>
      <text:p text:style-name="P16"><draw:frame draw:style-name="fr2" draw:name="Figura17" text:anchor-type="paragraph" svg:width="17cm" svg:height="4.196cm" draw:z-index="16"><draw:image xlink:href="Pictures/10000201000002D1000000B21A9D8B41D7FD3CDA.png" xlink:type="simple" xlink:show="embed" xlink:actuate="onLoad"/></draw:frame></text:p>
      <text:p text:style-name="P16"><draw:frame draw:style-name="fr2" draw:name="Figura18" text:anchor-type="paragraph" svg:width="17cm" svg:height="3.512cm" draw:z-index="17"><draw:image xlink:href="Pictures/10000201000002D100000095C8DDAD191ECFC0B6.png" xlink:type="simple" xlink:show="embed" xlink:actuate="onLoad"/></draw:frame></text:p>
      <text:h text:style-name="P56" text:outline-level="3"><text:soft-page-break/></text:h>
      <text:h text:style-name="P56" text:outline-level="3"><text:bookmark-start text:name="__RefHeading___Toc1752_1735469436"/>1.6.<text:span text:style-name="T4">3</text:span> Descrição <text:span text:style-name="T4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2">Nome</text:p>
          </table:table-cell>
          <table:table-cell table:style-name="Tabela11.B1" office:value-type="string">
            <text:p text:style-name="P64">UC 1.1 – Contrata<text:span text:style-name="T5">r</text:span> Funcionário</text:p>
          </table:table-cell>
        </table:table-row>
        <table:table-row>
          <table:table-cell table:style-name="Tabela11.A2" office:value-type="string">
            <text:p text:style-name="P62">Atores envolvidos</text:p>
          </table:table-cell>
          <table:table-cell table:style-name="Tabela11.B2" office:value-type="string">
            <text:p text:style-name="P65">Administrador</text:p>
          </table:table-cell>
        </table:table-row>
        <table:table-row>
          <table:table-cell table:style-name="Tabela11.A2" office:value-type="string">
            <text:p text:style-name="P62">Pré-condições</text:p>
          </table:table-cell>
          <table:table-cell table:style-name="Tabela11.B2" office:value-type="string">
            <text:p text:style-name="P64">Precisar de funcionários</text:p>
          </table:table-cell>
        </table:table-row>
        <table:table-row>
          <table:table-cell table:style-name="Tabela11.A2" office:value-type="string">
            <text:p text:style-name="P62">Fluxo Principal</text:p>
          </table:table-cell>
          <table:table-cell table:style-name="Tabela11.B2" office:value-type="string">
            <text:p text:style-name="P65">1 – <text:span text:style-name="T6">O funcionário será entrevistado</text:span></text:p>
            <text:p text:style-name="P65">2 – <text:span text:style-name="T6">O funcionário será contratado</text:span></text:p>
          </table:table-cell>
        </table:table-row>
        <table:table-row>
          <table:table-cell table:style-name="Tabela11.A2" office:value-type="string">
            <text:p text:style-name="P62">Sub-fluxo</text:p>
          </table:table-cell>
          <table:table-cell table:style-name="Tabela11.B2" office:value-type="string">
            <text:p text:style-name="P89"><text:span text:style-name="T7">Se na entrevista for constatado que </text:span><text:span text:style-name="T8">o funcion</text:span><text:span text:style-name="T9">á</text:span><text:span text:style-name="T8">rio </text:span><text:span text:style-name="T7">n</text:span><text:span text:style-name="T8">ão </text:span><text:span text:style-name="T7">é capaz, então ele é dispensad</text:span><text:span text:style-name="T8">o.</text:span></text:p>
          </table:table-cell>
        </table:table-row>
        <table:table-row>
          <table:table-cell table:style-name="Tabela11.A2" office:value-type="string">
            <text:p text:style-name="P62">Fluxos Alternativos</text:p>
          </table:table-cell>
          <table:table-cell table:style-name="Tabela11.B2" office:value-type="string">
            <text:p text:style-name="P66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62">Regras de Negócio</text:p>
          </table:table-cell>
          <table:table-cell table:style-name="Tabela11.B2" office:value-type="string">
            <text:p text:style-name="P67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62">Pós Condições</text:p>
          </table:table-cell>
          <table:table-cell table:style-name="Tabela11.B2" office:value-type="string">
            <text:p text:style-name="P65">O funcionário foi <text:span text:style-name="T6">contratado</text:span> e já pode realizar <text:span text:style-name="T6">o cadastro do mesmo no</text:span> sistema.</text:p>
          </table:table-cell>
        </table:table-row>
        <table:table-row>
          <table:table-cell table:style-name="Tabela11.A2" office:value-type="string">
            <text:p text:style-name="P62">Casos de uso afetados</text:p>
          </table:table-cell>
          <table:table-cell table:style-name="Tabela11.B2" office:value-type="string">
            <text:p text:style-name="P68"/>
          </table:table-cell>
        </table:table-row>
      </table:table>
      <text:p text:style-name="P42"/>
      <text:p text:style-name="P4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0">Nome</text:p>
          </table:table-cell>
          <table:table-cell table:style-name="Tabela2.B1" office:value-type="string">
            <text:p text:style-name="P100">UC 1.2 – Cadastrar Funcionário</text:p>
          </table:table-cell>
        </table:table-row>
        <table:table-row>
          <table:table-cell table:style-name="Tabela2.A2" office:value-type="string">
            <text:p text:style-name="P100">Atores envolvidos</text:p>
          </table:table-cell>
          <table:table-cell table:style-name="Tabela2.B2" office:value-type="string">
            <text:p text:style-name="P100">Administrador</text:p>
          </table:table-cell>
        </table:table-row>
        <table:table-row>
          <table:table-cell table:style-name="Tabela2.A2" office:value-type="string">
            <text:p text:style-name="P100">Pré-condições</text:p>
          </table:table-cell>
          <table:table-cell table:style-name="Tabela2.B2" office:value-type="string">
            <text:p text:style-name="P100">Não ter funcionário com o mesmo CPF <text:span text:style-name="T10">e login</text:span> cadastrado</text:p>
          </table:table-cell>
        </table:table-row>
        <table:table-row>
          <table:table-cell table:style-name="Tabela2.A2" office:value-type="string">
            <text:p text:style-name="P100">Fluxo Principal</text:p>
          </table:table-cell>
          <table:table-cell table:style-name="Tabela2.B2" office:value-type="string">
            <text:p text:style-name="P100">1 – O funcionário é contratado</text:p>
            <text:p text:style-name="P100">2 – O Administrador cadastra o funcionário</text:p>
          </table:table-cell>
        </table:table-row>
        <table:table-row>
          <table:table-cell table:style-name="Tabela2.A2" office:value-type="string">
            <text:p text:style-name="P100">Sub-fluxo </text:p>
          </table:table-cell>
          <table:table-cell table:style-name="Tabela2.B2" office:value-type="string">
            <text:p text:style-name="P63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00">Fluxos Alternativos</text:p>
          </table:table-cell>
          <table:table-cell table:style-name="Tabela2.B2" office:value-type="string">
            <text:p text:style-name="P66">1-</text:p>
          </table:table-cell>
        </table:table-row>
        <table:table-row>
          <table:table-cell table:style-name="Tabela2.A2" office:value-type="string">
            <text:p text:style-name="P100">Regras de Negócio</text:p>
          </table:table-cell>
          <table:table-cell table:style-name="Tabela2.B2" office:value-type="string">
            <text:p text:style-name="P67">O <text:span text:style-name="T11">Funcionário </text:span>precisa ter sido contratado, e estar com os documentos necessários para o cadastro.</text:p>
            <text:p text:style-name="P69">O sistema deve estar <text:span text:style-name="T5">f</text:span>uncionando.</text:p>
          </table:table-cell>
        </table:table-row>
        <table:table-row>
          <table:table-cell table:style-name="Tabela2.A2" office:value-type="string">
            <text:p text:style-name="P100">Pós Condições</text:p>
          </table:table-cell>
          <table:table-cell table:style-name="Tabela2.B2" office:value-type="string">
            <text:p text:style-name="P100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00">Casos de uso afetados</text:p>
          </table:table-cell>
          <table:table-cell table:style-name="Tabela2.B2" office:value-type="string">
            <text:p text:style-name="P70">UC 1.1</text:p>
          </table:table-cell>
        </table:table-row>
      </table:table>
      <text:p text:style-name="P42"/>
      <text:p text:style-name="P4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2">Nome</text:p>
          </table:table-cell>
          <table:table-cell table:style-name="Tabela1.B1" office:value-type="string">
            <text:p text:style-name="P71">UC <text:span text:style-name="T12">2</text:span>.1 – Entra em contato com o Fornecedor</text:p>
          </table:table-cell>
        </table:table-row>
        <text:soft-page-break/>
        <table:table-row>
          <table:table-cell table:style-name="Tabela1.A2" office:value-type="string">
            <text:p text:style-name="P62">Atores envolvidos</text:p>
          </table:table-cell>
          <table:table-cell table:style-name="Tabela1.B2" office:value-type="string">
            <text:p text:style-name="P71">Administrador</text:p>
          </table:table-cell>
        </table:table-row>
        <table:table-row>
          <table:table-cell table:style-name="Tabela1.A2" office:value-type="string">
            <text:p text:style-name="P62">Pré-condições</text:p>
          </table:table-cell>
          <table:table-cell table:style-name="Tabela1.B2" office:value-type="string">
            <text:p text:style-name="P71">Precisar do produto</text:p>
          </table:table-cell>
        </table:table-row>
        <table:table-row>
          <table:table-cell table:style-name="Tabela1.A2" office:value-type="string">
            <text:p text:style-name="P62">Fluxo Principal</text:p>
          </table:table-cell>
          <table:table-cell table:style-name="Tabela1.B2" office:value-type="string">
            <text:p text:style-name="P71">1 – O administrador entra em contato com o fornecedor</text:p>
          </table:table-cell>
        </table:table-row>
        <table:table-row>
          <table:table-cell table:style-name="Tabela1.A2" office:value-type="string">
            <text:p text:style-name="P62">Sub-fluxo</text:p>
          </table:table-cell>
          <table:table-cell table:style-name="Tabela1.B2" office:value-type="string">
            <text:p text:style-name="P70">O administrado procura informações sobre o fornecedor, <text:span text:style-name="T13">e entre em contato.</text:span></text:p>
          </table:table-cell>
        </table:table-row>
        <table:table-row>
          <table:table-cell table:style-name="Tabela1.A2" office:value-type="string">
            <text:p text:style-name="P62">Fluxos Alternativos</text:p>
          </table:table-cell>
          <table:table-cell table:style-name="Tabela1.B2" office:value-type="string">
            <text:p text:style-name="P66">1-O funcionário pode entra em contato com o funcionário se o Administrador não estiver disponível.</text:p>
          </table:table-cell>
        </table:table-row>
        <table:table-row>
          <table:table-cell table:style-name="Tabela1.A2" office:value-type="string">
            <text:p text:style-name="P62">Regras de Negócio</text:p>
          </table:table-cell>
          <table:table-cell table:style-name="Tabela1.B2" office:value-type="string">
            <text:p text:style-name="P72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62">Pós Condições</text:p>
          </table:table-cell>
          <table:table-cell table:style-name="Tabela1.B2" office:value-type="string">
            <text:p text:style-name="P71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62">Casos de uso afetados</text:p>
          </table:table-cell>
          <table:table-cell table:style-name="Tabela1.B2" office:value-type="string">
            <text:p text:style-name="P70"/>
          </table:table-cell>
        </table:table-row>
      </table:table>
      <text:p text:style-name="P42"/>
      <text:p text:style-name="P4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Nome</text:p>
          </table:table-cell>
          <table:table-cell table:style-name="Tabela4.B1" office:value-type="string">
            <text:p text:style-name="P71">UC <text:span text:style-name="T12">2</text:span>.<text:span text:style-name="T12">2</text:span> – Cadastra Fornecedor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71">Administrador</text:p>
          </table:table-cell>
        </table:table-row>
        <table:table-row>
          <table:table-cell table:style-name="Tabela4.A2" office:value-type="string">
            <text:p text:style-name="P62">Pré-condições</text:p>
          </table:table-cell>
          <table:table-cell table:style-name="Tabela4.B2" office:value-type="string">
            <text:p text:style-name="P71">Não ter nenhum fornecedor cadastrado com o mesmo CNPJ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71">1 – O administrador entra em contato com o fornecedor</text:p>
            <text:p text:style-name="P71">2 – Verifica se tem o produto que deseja</text:p>
            <text:p text:style-name="P71">3 – Cadastrará o fornecedor</text:p>
          </table:table-cell>
        </table:table-row>
        <table:table-row>
          <table:table-cell table:style-name="Tabela4.A2" office:value-type="string">
            <text:p text:style-name="P62">Sub-fluxo</text:p>
          </table:table-cell>
          <table:table-cell table:style-name="Tabela4.B2" office:value-type="string">
            <text:p text:style-name="P70">Se o produto do fornecedor não for de qualidade ele e dispensado.</text:p>
            <text:p text:style-name="P70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62">Fluxos Alternativos</text:p>
          </table:table-cell>
          <table:table-cell table:style-name="Tabela4.B2" office:value-type="string">
            <text:p text:style-name="P73">1-O funcionário pode realiza este cadastro também.</text:p>
          </table:table-cell>
        </table:table-row>
        <table:table-row>
          <table:table-cell table:style-name="Tabela4.A2" office:value-type="string">
            <text:p text:style-name="P62">Regras de Negócio</text:p>
          </table:table-cell>
          <table:table-cell table:style-name="Tabela4.B2" office:value-type="string">
            <text:p text:style-name="P72">Saber se o CNPJ <text:span text:style-name="T5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62">Pós Condições</text:p>
          </table:table-cell>
          <table:table-cell table:style-name="Tabela4.B2" office:value-type="string">
            <text:p text:style-name="P71">O administrador cadastra o fornecedor e fará o pedido.</text:p>
          </table:table-cell>
        </table:table-row>
        <table:table-row>
          <table:table-cell table:style-name="Tabela4.A2" office:value-type="string">
            <text:p text:style-name="P62">Casos de uso afetados</text:p>
          </table:table-cell>
          <table:table-cell table:style-name="Tabela4.B2" office:value-type="string">
            <text:p text:style-name="P70">UC 2.1</text:p>
          </table:table-cell>
        </table:table-row>
      </table:table>
      <text:p text:style-name="P42"/>
      <text:p text:style-name="P4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2">Nome</text:p>
          </table:table-cell>
          <table:table-cell table:style-name="Tabela5.B1" office:value-type="string">
            <text:p text:style-name="P71">UC <text:span text:style-name="T12">2.3</text:span> – Faz o pedido</text:p>
          </table:table-cell>
        </table:table-row>
        <table:table-row>
          <table:table-cell table:style-name="Tabela5.A2" office:value-type="string">
            <text:p text:style-name="P62">Atores envolvidos</text:p>
          </table:table-cell>
          <table:table-cell table:style-name="Tabela5.B2" office:value-type="string">
            <text:p text:style-name="P71">Administrador</text:p>
          </table:table-cell>
        </table:table-row>
        <table:table-row>
          <table:table-cell table:style-name="Tabela5.A2" office:value-type="string">
            <text:p text:style-name="P62">Pré-condições</text:p>
          </table:table-cell>
          <table:table-cell table:style-name="Tabela5.B2" office:value-type="string">
            <text:p text:style-name="P71">Querer o produto</text:p>
          </table:table-cell>
        </table:table-row>
        <text:soft-page-break/>
        <table:table-row>
          <table:table-cell table:style-name="Tabela5.A2" office:value-type="string">
            <text:p text:style-name="P62">Fluxo Principal</text:p>
          </table:table-cell>
          <table:table-cell table:style-name="Tabela5.B2" office:value-type="string">
            <text:p text:style-name="P71">1 – O administrador entra em contato com o fornecedor</text:p>
            <text:p text:style-name="P71">2 – Verifica se tem o produto que deseja</text:p>
            <text:p text:style-name="P71">3 – Cadastrará o fornecedor</text:p>
            <text:p text:style-name="P71">4 – Fará o pedido</text:p>
          </table:table-cell>
        </table:table-row>
        <table:table-row>
          <table:table-cell table:style-name="Tabela5.A2" office:value-type="string">
            <text:p text:style-name="P62">Sub-fluxo</text:p>
          </table:table-cell>
          <table:table-cell table:style-name="Tabela5.B2" office:value-type="string">
            <text:p text:style-name="P70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62">Fluxos Alternativos</text:p>
          </table:table-cell>
          <table:table-cell table:style-name="Tabela5.B2" office:value-type="string">
            <text:p text:style-name="P73">1-O pedido pode ser feito pelo funcionário também.</text:p>
          </table:table-cell>
        </table:table-row>
        <table:table-row>
          <table:table-cell table:style-name="Tabela5.A2" office:value-type="string">
            <text:p text:style-name="P62">Regras de Negócio</text:p>
          </table:table-cell>
          <table:table-cell table:style-name="Tabela5.B2" office:value-type="string">
            <text:p text:style-name="P74">Escolher produtos de qualidade e que atenda o gosto do cliente, e verifica os preços.</text:p>
          </table:table-cell>
        </table:table-row>
        <table:table-row>
          <table:table-cell table:style-name="Tabela5.A2" office:value-type="string">
            <text:p text:style-name="P62">Pós Condições</text:p>
          </table:table-cell>
          <table:table-cell table:style-name="Tabela5.B2" office:value-type="string">
            <text:p text:style-name="P71">O administrador fará o pedido e aguardará a sua chegada.</text:p>
          </table:table-cell>
        </table:table-row>
        <table:table-row>
          <table:table-cell table:style-name="Tabela5.A2" office:value-type="string">
            <text:p text:style-name="P62">Casos de uso afetados</text:p>
          </table:table-cell>
          <table:table-cell table:style-name="Tabela5.B2" office:value-type="string">
            <text:p text:style-name="P70">UC 2.1, UC 2.2</text:p>
          </table:table-cell>
        </table:table-row>
      </table:table>
      <text:p text:style-name="P42"/>
      <text:p text:style-name="P4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00">Nome</text:p>
          </table:table-cell>
          <table:table-cell table:style-name="Tabela3.B1" office:value-type="string">
            <text:p text:style-name="P101">UC 2.4 – Cadastra<text:span text:style-name="T5">r</text:span> Produto</text:p>
          </table:table-cell>
        </table:table-row>
        <table:table-row>
          <table:table-cell table:style-name="Tabela3.A2" office:value-type="string">
            <text:p text:style-name="P100">Atores envolvidos</text:p>
          </table:table-cell>
          <table:table-cell table:style-name="Tabela3.B2" office:value-type="string">
            <text:p text:style-name="P100">Funcionário</text:p>
          </table:table-cell>
        </table:table-row>
        <table:table-row>
          <table:table-cell table:style-name="Tabela3.A2" office:value-type="string">
            <text:p text:style-name="P100">Pré-condições</text:p>
          </table:table-cell>
          <table:table-cell table:style-name="Tabela3.B2" office:value-type="string">
            <text:p text:style-name="P100">Ter o produto no estoque.</text:p>
          </table:table-cell>
        </table:table-row>
        <table:table-row>
          <table:table-cell table:style-name="Tabela3.A2" office:value-type="string">
            <text:p text:style-name="P100">Fluxo Principal</text:p>
          </table:table-cell>
          <table:table-cell table:style-name="Tabela3.B2" office:value-type="string">
            <text:p text:style-name="P100">1 – Fazer o pedido para o fornecedor</text:p>
            <text:p text:style-name="P100">2 – O produto chega</text:p>
            <text:p text:style-name="P100">3 – Realizar o cadastro do produto</text:p>
          </table:table-cell>
        </table:table-row>
        <table:table-row>
          <table:table-cell table:style-name="Tabela3.A2" office:value-type="string">
            <text:p text:style-name="P100">Sub-fluxo</text:p>
          </table:table-cell>
          <table:table-cell table:style-name="Tabela3.B2" office:value-type="string">
            <text:p text:style-name="P75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00">Fluxos Alternativos</text:p>
          </table:table-cell>
          <table:table-cell table:style-name="Tabela3.B2" office:value-type="string">
            <text:p text:style-name="P73">1- O Administrador pode realizar os cadastros dos produtos.</text:p>
          </table:table-cell>
        </table:table-row>
        <table:table-row>
          <table:table-cell table:style-name="Tabela3.A2" office:value-type="string">
            <text:p text:style-name="P100">Regras de Negócio</text:p>
          </table:table-cell>
          <table:table-cell table:style-name="Tabela3.B2" office:value-type="string">
            <text:p text:style-name="P76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00">Pós Condições</text:p>
          </table:table-cell>
          <table:table-cell table:style-name="Tabela3.B2" office:value-type="string">
            <text:p text:style-name="P100">O produto foi cadastrado e já pode ser vendido.</text:p>
          </table:table-cell>
        </table:table-row>
        <table:table-row>
          <table:table-cell table:style-name="Tabela3.A2" office:value-type="string">
            <text:p text:style-name="P100">Casos de uso afetados</text:p>
          </table:table-cell>
          <table:table-cell table:style-name="Tabela3.B2" office:value-type="string">
            <text:p text:style-name="P70">UC 2.1, UC 2.2,<text:span text:style-name="T14">UC 2.3</text:span></text:p>
          </table:table-cell>
        </table:table-row>
      </table:table>
      <text:p text:style-name="P42"/>
      <text:p text:style-name="P4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0">Nome</text:p>
          </table:table-cell>
          <table:table-cell table:style-name="Tabela6.B1" office:value-type="string">
            <text:p text:style-name="P102">UC 3.1 – Olhar os produtos</text:p>
          </table:table-cell>
        </table:table-row>
        <table:table-row>
          <table:table-cell table:style-name="Tabela6.A2" office:value-type="string">
            <text:p text:style-name="P100">Atores envolvidos</text:p>
          </table:table-cell>
          <table:table-cell table:style-name="Tabela6.B2" office:value-type="string">
            <text:p text:style-name="P100">Cliente e Funcionário</text:p>
          </table:table-cell>
        </table:table-row>
        <table:table-row>
          <table:table-cell table:style-name="Tabela6.A2" office:value-type="string">
            <text:p text:style-name="P100">Pré-condições</text:p>
          </table:table-cell>
          <table:table-cell table:style-name="Tabela6.B2" office:value-type="string">
            <text:p text:style-name="P102">Produtos já cadastrados.</text:p>
          </table:table-cell>
        </table:table-row>
        <table:table-row>
          <table:table-cell table:style-name="Tabela6.A2" office:value-type="string">
            <text:p text:style-name="P100">Fluxo Principal</text:p>
          </table:table-cell>
          <table:table-cell table:style-name="Tabela6.B2" office:value-type="string">
            <text:p text:style-name="P100">1 – O cliente chega na loja</text:p>
            <text:p text:style-name="P100">2 – O funcionário mostra os produtos para o cliente</text:p>
          </table:table-cell>
        </table:table-row>
        <table:table-row>
          <table:table-cell table:style-name="Tabela6.A2" office:value-type="string">
            <text:p text:style-name="P100">Sub-fluxo</text:p>
          </table:table-cell>
          <table:table-cell table:style-name="Tabela6.B2" office:value-type="string">
            <text:p text:style-name="P75">A loja deve estar em funcionamento.</text:p>
            <text:p text:style-name="P75"/>
          </table:table-cell>
        </table:table-row>
        <text:soft-page-break/>
        <table:table-row>
          <table:table-cell table:style-name="Tabela6.A2" office:value-type="string">
            <text:p text:style-name="P100">Fluxos Alternativos</text:p>
          </table:table-cell>
          <table:table-cell table:style-name="Tabela6.B2" office:value-type="string">
            <text:p text:style-name="P73">1- O cliente pode ser atendido pelo Administrador.</text:p>
          </table:table-cell>
        </table:table-row>
        <table:table-row>
          <table:table-cell table:style-name="Tabela6.A2" office:value-type="string">
            <text:p text:style-name="P100">Regras de Negócio</text:p>
          </table:table-cell>
          <table:table-cell table:style-name="Tabela6.B2" office:value-type="string">
            <text:p text:style-name="P76">Abrir a loja.</text:p>
            <text:p text:style-name="P76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00">Pós Condições</text:p>
          </table:table-cell>
          <table:table-cell table:style-name="Tabela6.B2" office:value-type="string">
            <text:p text:style-name="P100">O funcionário <text:span text:style-name="T15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03">Casos de uso afetados </text:p>
          </table:table-cell>
          <table:table-cell table:style-name="Tabela6.B2" office:value-type="string">
            <text:p text:style-name="P103">UC 1.1,<text:span text:style-name="T16">UC 1.2,UC 2.1,UC 2.2,UC 2.3,UC 2.4</text:span></text:p>
          </table:table-cell>
        </table:table-row>
      </table:table>
      <text:p text:style-name="P42"/>
      <text:p text:style-name="P4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0">Nome</text:p>
          </table:table-cell>
          <table:table-cell table:style-name="Tabela7.B1" office:value-type="string">
            <text:p text:style-name="P104">UC 3.2 – Deseja compra o produto</text:p>
          </table:table-cell>
        </table:table-row>
        <table:table-row>
          <table:table-cell table:style-name="Tabela7.A2" office:value-type="string">
            <text:p text:style-name="P100">Atores envolvidos</text:p>
          </table:table-cell>
          <table:table-cell table:style-name="Tabela7.B2" office:value-type="string">
            <text:p text:style-name="P100">Cliente</text:p>
          </table:table-cell>
        </table:table-row>
        <table:table-row>
          <table:table-cell table:style-name="Tabela7.A2" office:value-type="string">
            <text:p text:style-name="P100">Pré-condições</text:p>
          </table:table-cell>
          <table:table-cell table:style-name="Tabela7.B2" office:value-type="string">
            <text:p text:style-name="P102">Produtos já cadastrados.</text:p>
          </table:table-cell>
        </table:table-row>
        <table:table-row>
          <table:table-cell table:style-name="Tabela7.A2" office:value-type="string">
            <text:p text:style-name="P100">Fluxo Principal</text:p>
          </table:table-cell>
          <table:table-cell table:style-name="Tabela7.B2" office:value-type="string">
            <text:p text:style-name="P100">1 – O cliente chega na loja</text:p>
            <text:p text:style-name="P100">2 – O funcionário mostra os produtos para o cliente</text:p>
            <text:p text:style-name="P105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00">Sub-fluxo</text:p>
          </table:table-cell>
          <table:table-cell table:style-name="Tabela7.B2" office:value-type="string">
            <text:p text:style-name="P77">O cliente escolhe o produto que gostou e compra.</text:p>
            <text:p text:style-name="P77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00">Fluxos Alternativos</text:p>
          </table:table-cell>
          <table:table-cell table:style-name="Tabela7.B2" office:value-type="string">
            <text:p text:style-name="P73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00">Regras de Negócio</text:p>
          </table:table-cell>
          <table:table-cell table:style-name="Tabela7.B2" office:value-type="string">
            <text:p text:style-name="P78">O produto dever estar <text:span text:style-name="T5">com as suas</text:span> informações: preço, tamanho, c<text:span text:style-name="T5">ó</text:span>digo e etc.</text:p>
            <text:p text:style-name="P78">O produto deve estar em bom estado: novo, limpo e etc.</text:p>
            <text:p text:style-name="P78"/>
          </table:table-cell>
        </table:table-row>
        <table:table-row>
          <table:table-cell table:style-name="Tabela7.A2" office:value-type="string">
            <text:p text:style-name="P100">Pós Condições</text:p>
          </table:table-cell>
          <table:table-cell table:style-name="Tabela7.B2" office:value-type="string">
            <text:p text:style-name="P105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06">Casos de uso afetados </text:p>
          </table:table-cell>
          <table:table-cell table:style-name="Tabela7.B2" office:value-type="string">
            <text:p text:style-name="P103">UC 1.1,<text:span text:style-name="T16">UC 1.2,UC 2.1,UC 2.2,UC 2.3,UC 2.4,UC 3.1</text:span></text:p>
          </table:table-cell>
        </table:table-row>
      </table:table>
      <text:p text:style-name="P42"/>
      <text:p text:style-name="P4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0">Nome</text:p>
          </table:table-cell>
          <table:table-cell table:style-name="Tabela8.B1" office:value-type="string">
            <text:p text:style-name="P105">UC 3.3 – Fazer venda</text:p>
          </table:table-cell>
        </table:table-row>
        <table:table-row>
          <table:table-cell table:style-name="Tabela8.A2" office:value-type="string">
            <text:p text:style-name="P100">Atores envolvidos</text:p>
          </table:table-cell>
          <table:table-cell table:style-name="Tabela8.B2" office:value-type="string">
            <text:p text:style-name="P100">Funcionário</text:p>
          </table:table-cell>
        </table:table-row>
        <table:table-row>
          <table:table-cell table:style-name="Tabela8.A2" office:value-type="string">
            <text:p text:style-name="P100">Pré-condições</text:p>
          </table:table-cell>
          <table:table-cell table:style-name="Tabela8.B2" office:value-type="string">
            <text:p text:style-name="P100">Ter o produto desejado no estoque.</text:p>
          </table:table-cell>
        </table:table-row>
        <table:table-row>
          <table:table-cell table:style-name="Tabela8.A2" office:value-type="string">
            <text:p text:style-name="P100">Fluxo Principal</text:p>
          </table:table-cell>
          <table:table-cell table:style-name="Tabela8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7">venda</text:span> do c<text:span text:style-name="T17">l</text:span>iente no sistema</text:p>
          </table:table-cell>
        </table:table-row>
        <table:table-row>
          <table:table-cell table:style-name="Tabela8.A2" office:value-type="string">
            <text:p text:style-name="P100">Sub-fluxo</text:p>
          </table:table-cell>
          <table:table-cell table:style-name="Tabela8.B2" office:value-type="string">
            <text:p text:style-name="P79">Se o cliente desistir de compra a venda e cancelada.</text:p>
          </table:table-cell>
        </table:table-row>
        <table:table-row>
          <table:table-cell table:style-name="Tabela8.A2" office:value-type="string">
            <text:p text:style-name="P100">Fluxos Alternativos</text:p>
          </table:table-cell>
          <table:table-cell table:style-name="Tabela8.B2" office:value-type="string">
            <text:p text:style-name="P73">1-A venda pode ser feita pelo Administrador.</text:p>
          </table:table-cell>
        </table:table-row>
        <table:table-row>
          <table:table-cell table:style-name="Tabela8.A2" office:value-type="string">
            <text:p text:style-name="P100">Regras de Negócio</text:p>
          </table:table-cell>
          <table:table-cell table:style-name="Tabela8.B2" office:value-type="string">
            <text:p text:style-name="P80">O sistema precisa está funcionando.</text:p>
            <text:p text:style-name="P80"><text:soft-page-break/>O funcionário deve já está cadastrado.</text:p>
            <text:p text:style-name="P80">O produto deve esta cadastrado.</text:p>
          </table:table-cell>
        </table:table-row>
        <table:table-row>
          <table:table-cell table:style-name="Tabela8.A2" office:value-type="string">
            <text:p text:style-name="P100">Pós Condições</text:p>
          </table:table-cell>
          <table:table-cell table:style-name="Tabela8.B2" office:value-type="string">
            <text:p text:style-name="P100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06">Casos de usos afetados</text:p>
          </table:table-cell>
          <table:table-cell table:style-name="Tabela8.B2" office:value-type="string">
            <text:p text:style-name="P103">UC 1.1,<text:span text:style-name="T16">UC 1.2,UC 2.3,UC 2.4,UC 3.1,UC 3.2</text:span></text:p>
          </table:table-cell>
        </table:table-row>
      </table:table>
      <text:p text:style-name="P42"/>
      <text:p text:style-name="P42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00">Nome</text:p>
          </table:table-cell>
          <table:table-cell table:style-name="Tabela15.B1" office:value-type="string">
            <text:p text:style-name="P105">UC 4.<text:span text:style-name="T18">1</text:span> – <text:span text:style-name="T18">Pergunta a forma de pagamento</text:span></text:p>
          </table:table-cell>
        </table:table-row>
        <table:table-row>
          <table:table-cell table:style-name="Tabela15.A2" office:value-type="string">
            <text:p text:style-name="P100">Atores envolvidos</text:p>
          </table:table-cell>
          <table:table-cell table:style-name="Tabela15.B2" office:value-type="string">
            <text:p text:style-name="P100"><text:span text:style-name="T18">F</text:span>uncionário</text:p>
          </table:table-cell>
        </table:table-row>
        <table:table-row>
          <table:table-cell table:style-name="Tabela15.A2" office:value-type="string">
            <text:p text:style-name="P100">Pré-condições</text:p>
          </table:table-cell>
          <table:table-cell table:style-name="Tabela15.B2" office:value-type="string">
            <text:p text:style-name="P100">Ter escolhido o produto.</text:p>
          </table:table-cell>
        </table:table-row>
        <table:table-row>
          <table:table-cell table:style-name="Tabela15.A2" office:value-type="string">
            <text:p text:style-name="P100">Fluxo Principal</text:p>
          </table:table-cell>
          <table:table-cell table:style-name="Tabela15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9">venda</text:span> do ciente no sistema</text:p>
            <text:p text:style-name="P100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00">Sub-fluxo</text:p>
          </table:table-cell>
          <table:table-cell table:style-name="Tabela15.B2" office:value-type="string">
            <text:p text:style-name="P81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00">Fluxos Alternativos</text:p>
          </table:table-cell>
          <table:table-cell table:style-name="Tabela15.B2" office:value-type="string">
            <text:p text:style-name="P73">1-O cliente pode falar antes qual forma e melhor.</text:p>
          </table:table-cell>
        </table:table-row>
        <table:table-row>
          <table:table-cell table:style-name="Tabela15.A2" office:value-type="string">
            <text:p text:style-name="P100">Regras de Negócio</text:p>
          </table:table-cell>
          <table:table-cell table:style-name="Tabela15.B2" office:value-type="string">
            <text:p text:style-name="P81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00">Pós Condições</text:p>
          </table:table-cell>
          <table:table-cell table:style-name="Tabela15.B2" office:value-type="string">
            <text:p text:style-name="P100">Depois <text:span text:style-name="T18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00">Casos de uso afetados</text:p>
          </table:table-cell>
          <table:table-cell table:style-name="Tabela15.B2" office:value-type="string">
            <text:p text:style-name="P103">UC 1.1,<text:span text:style-name="T16">UC 1.2,,UC 2.3,UC 2.4,UC 3.1,UC 3.2,UC 3.3</text:span></text:p>
          </table:table-cell>
        </table:table-row>
      </table:table>
      <text:p text:style-name="P42"/>
      <text:p text:style-name="P4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0">Nome</text:p>
          </table:table-cell>
          <table:table-cell table:style-name="Tabela9.B1" office:value-type="string">
            <text:p text:style-name="P105">UC 4.2 – Escolhe a Forma de pagamento</text:p>
          </table:table-cell>
        </table:table-row>
        <table:table-row>
          <table:table-cell table:style-name="Tabela9.A2" office:value-type="string">
            <text:p text:style-name="P100">Atores envolvidos</text:p>
          </table:table-cell>
          <table:table-cell table:style-name="Tabela9.B2" office:value-type="string">
            <text:p text:style-name="P100">Cliente e Funcionário</text:p>
          </table:table-cell>
        </table:table-row>
        <table:table-row>
          <table:table-cell table:style-name="Tabela9.A2" office:value-type="string">
            <text:p text:style-name="P100">Pré-condições</text:p>
          </table:table-cell>
          <table:table-cell table:style-name="Tabela9.B2" office:value-type="string">
            <text:p text:style-name="P100">Ter escolhido o produto.</text:p>
          </table:table-cell>
        </table:table-row>
        <table:table-row>
          <table:table-cell table:style-name="Tabela9.A2" office:value-type="string">
            <text:p text:style-name="P100">Fluxo Principal</text:p>
          </table:table-cell>
          <table:table-cell table:style-name="Tabela9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<text:span text:style-name="T19">venda</text:span> do ciente no sistema</text:p>
            <text:p text:style-name="P100">5 – O funcionário pergunta ao cliente a forma de pagamento (à vista ou a prazo)</text:p>
            <text:p text:style-name="P100"><text:soft-page-break/>6 – O cliente escolhe a forma de pagamento</text:p>
          </table:table-cell>
        </table:table-row>
        <table:table-row>
          <table:table-cell table:style-name="Tabela9.A2" office:value-type="string">
            <text:p text:style-name="P100">Sub-fluxo</text:p>
          </table:table-cell>
          <table:table-cell table:style-name="Tabela9.B2" office:value-type="string">
            <text:p text:style-name="P82">O cliente <text:span text:style-name="T20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00">Fluxos Alternativos</text:p>
          </table:table-cell>
          <table:table-cell table:style-name="Tabela9.B2" office:value-type="string">
            <text:p text:style-name="P83"/>
          </table:table-cell>
        </table:table-row>
        <table:table-row>
          <table:table-cell table:style-name="Tabela9.A2" office:value-type="string">
            <text:p text:style-name="P100">Regras de Negócio</text:p>
          </table:table-cell>
          <table:table-cell table:style-name="Tabela9.B2" office:value-type="string">
            <text:p text:style-name="P82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00">Pós Condições</text:p>
          </table:table-cell>
          <table:table-cell table:style-name="Tabela9.B2" office:value-type="string">
            <text:p text:style-name="P100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00">Casos de uso afetados</text:p>
          </table:table-cell>
          <table:table-cell table:style-name="Tabela9.B2" office:value-type="string">
            <text:p text:style-name="P103">UC 1.1,<text:span text:style-name="T16">UC 1.2,UC 2.3,UC 2.4,UC 3.1,UC 3.2,UC3.3,UC 4.1</text:span></text:p>
          </table:table-cell>
        </table:table-row>
      </table:table>
      <text:p text:style-name="P42"/>
      <text:p text:style-name="P4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0">Nome</text:p>
          </table:table-cell>
          <table:table-cell table:style-name="Tabela10.B1" office:value-type="string">
            <text:p text:style-name="P105">UC 5.1 – Realiza Cadastro do Cliente</text:p>
          </table:table-cell>
        </table:table-row>
        <table:table-row>
          <table:table-cell table:style-name="Tabela10.A2" office:value-type="string">
            <text:p text:style-name="P100">Atores envolvidos</text:p>
          </table:table-cell>
          <table:table-cell table:style-name="Tabela10.B2" office:value-type="string">
            <text:p text:style-name="P100">Funcionário</text:p>
          </table:table-cell>
        </table:table-row>
        <table:table-row>
          <table:table-cell table:style-name="Tabela10.A2" office:value-type="string">
            <text:p text:style-name="P100">Pré-condições</text:p>
          </table:table-cell>
          <table:table-cell table:style-name="Tabela10.B2" office:value-type="string">
            <text:p text:style-name="P100">A escolha da compra for a prazo.</text:p>
          </table:table-cell>
        </table:table-row>
        <table:table-row>
          <table:table-cell table:style-name="Tabela10.A2" office:value-type="string">
            <text:p text:style-name="P100">Fluxo Principal</text:p>
          </table:table-cell>
          <table:table-cell table:style-name="Tabela10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compra do ciente no sistema</text:p>
            <text:p text:style-name="P100">5 – O funcionário pergunta ao cliente a forma de pagamento (à vista ou a prazo)</text:p>
            <text:p text:style-name="P100">6 – O cliente escolhe a forma de pagamento</text:p>
            <text:p text:style-name="P100">7 – O funcionário realiza o cadastro do cliente</text:p>
          </table:table-cell>
        </table:table-row>
        <table:table-row>
          <table:table-cell table:style-name="Tabela10.A2" office:value-type="string">
            <text:p text:style-name="P100">Sub-fluxo</text:p>
          </table:table-cell>
          <table:table-cell table:style-name="Tabela10.B2" office:value-type="string">
            <text:p text:style-name="P84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00">Fluxos Alternativos</text:p>
          </table:table-cell>
          <table:table-cell table:style-name="Tabela10.B2" office:value-type="string">
            <text:p text:style-name="P73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00">Regras de Negócio</text:p>
          </table:table-cell>
          <table:table-cell table:style-name="Tabela10.B2" office:value-type="string">
            <text:p text:style-name="P84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00">Pós Condições</text:p>
          </table:table-cell>
          <table:table-cell table:style-name="Tabela10.B2" office:value-type="string">
            <text:p text:style-name="P100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00">Casos de uso afetados</text:p>
          </table:table-cell>
          <table:table-cell table:style-name="Tabela10.B2" office:value-type="string">
            <text:p text:style-name="P103">UC 1.1,<text:span text:style-name="T16">UC 1.2,UC 2.3,UC 2.4,UC 3.1,UC 3.2,UC3.3,UC 4.1,UC 4.2</text:span></text:p>
          </table:table-cell>
        </table:table-row>
      </table:table>
      <text:p text:style-name="P42"/>
      <text:p text:style-name="P4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0">Nome</text:p>
          </table:table-cell>
          <table:table-cell table:style-name="Tabela12.B1" office:value-type="string">
            <text:p text:style-name="P100">UC 6.1 – Escolhe o meio de pagamento</text:p>
          </table:table-cell>
        </table:table-row>
        <text:soft-page-break/>
        <table:table-row>
          <table:table-cell table:style-name="Tabela12.A2" office:value-type="string">
            <text:p text:style-name="P100">Atores envolvidos</text:p>
          </table:table-cell>
          <table:table-cell table:style-name="Tabela12.B2" office:value-type="string">
            <text:p text:style-name="P100">Cliente e Funcionário</text:p>
          </table:table-cell>
        </table:table-row>
        <table:table-row>
          <table:table-cell table:style-name="Tabela12.A2" office:value-type="string">
            <text:p text:style-name="P100">Pré-condições</text:p>
          </table:table-cell>
          <table:table-cell table:style-name="Tabela12.B2" office:value-type="string">
            <text:p text:style-name="P100">Ter escolhido a forma d pagamento.</text:p>
          </table:table-cell>
        </table:table-row>
        <table:table-row>
          <table:table-cell table:style-name="Tabela12.A2" office:value-type="string">
            <text:p text:style-name="P100">Fluxo Principal</text:p>
          </table:table-cell>
          <table:table-cell table:style-name="Tabela12.B2" office:value-type="string">
            <text:p text:style-name="P100">1 – O cliente chega na loja</text:p>
            <text:p text:style-name="P100">2 – O funcionário mostra os produtos para o cliente</text:p>
            <text:p text:style-name="P100">3 – O cliente deseja comprar o produto</text:p>
            <text:p text:style-name="P100">4 – O funcionário inicia a compra do ciente no sistema</text:p>
            <text:p text:style-name="P100">5 – O funcionário pergunta ao cliente a forma de pagamento (à vista ou a prazo)</text:p>
            <text:p text:style-name="P100">6 – O cliente escolhe a forma de pagamento</text:p>
            <text:p text:style-name="P100">7 – O cliente escolhe o meio de pagamento</text:p>
          </table:table-cell>
        </table:table-row>
        <table:table-row>
          <table:table-cell table:style-name="Tabela12.A2" office:value-type="string">
            <text:p text:style-name="P100">Sub-fluxo</text:p>
          </table:table-cell>
          <table:table-cell table:style-name="Tabela12.B2" office:value-type="string">
            <text:p text:style-name="P85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00">Fluxos Alternativos</text:p>
          </table:table-cell>
          <table:table-cell table:style-name="Tabela12.B2" office:value-type="string">
            <text:p text:style-name="P83"/>
          </table:table-cell>
        </table:table-row>
        <table:table-row>
          <table:table-cell table:style-name="Tabela12.A2" office:value-type="string">
            <text:p text:style-name="P100">Regras de Negócio</text:p>
          </table:table-cell>
          <table:table-cell table:style-name="Tabela12.B2" office:value-type="string">
            <text:p text:style-name="P85">Para o pagamento em cartão e necessário que o cartão seja valido.</text:p>
            <text:p text:style-name="P85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00">Pós Condições</text:p>
          </table:table-cell>
          <table:table-cell table:style-name="Tabela12.B2" office:value-type="string">
            <text:p text:style-name="P100">Depois de finalizar a <text:span text:style-name="T20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00">Casos de uso afetados</text:p>
          </table:table-cell>
          <table:table-cell table:style-name="Tabela12.B2" office:value-type="string">
            <text:p text:style-name="P107">UC 1.1,<text:span text:style-name="T16">UC 1.2,UC 2.3,UC 2.4,UC 3.1,UC 3.2,UC3.3,UC 4.1,UC 4.2,UC 5.1</text:span></text:p>
          </table:table-cell>
        </table:table-row>
      </table:table>
      <text:p text:style-name="P42"/>
      <text:p text:style-name="P4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0">Nome</text:p>
          </table:table-cell>
          <table:table-cell table:style-name="Tabela13.B1" office:value-type="string">
            <text:p text:style-name="P100">UC 7.1 – Lista as contas a receber</text:p>
          </table:table-cell>
        </table:table-row>
        <table:table-row>
          <table:table-cell table:style-name="Tabela13.A2" office:value-type="string">
            <text:p text:style-name="P100">Atores envolvidos</text:p>
          </table:table-cell>
          <table:table-cell table:style-name="Tabela13.B2" office:value-type="string">
            <text:p text:style-name="P100">Funcionário</text:p>
          </table:table-cell>
        </table:table-row>
        <table:table-row>
          <table:table-cell table:style-name="Tabela13.A2" office:value-type="string">
            <text:p text:style-name="P100">Pré-condições</text:p>
          </table:table-cell>
          <table:table-cell table:style-name="Tabela13.B2" office:value-type="string">
            <text:p text:style-name="P100">Ter compras a prazo.</text:p>
          </table:table-cell>
        </table:table-row>
        <table:table-row>
          <table:table-cell table:style-name="Tabela13.A2" office:value-type="string">
            <text:p text:style-name="P100">Fluxo Principal</text:p>
          </table:table-cell>
          <table:table-cell table:style-name="Tabela13.B2" office:value-type="string">
            <text:p text:style-name="P100">1 – Funcionário entra no sistema</text:p>
            <text:p text:style-name="P100">2 – Funcionário lista as contas que tem para receber dos clientes que compraram <text:span text:style-name="T21">na loja.</text:span></text:p>
          </table:table-cell>
        </table:table-row>
        <table:table-row>
          <table:table-cell table:style-name="Tabela13.A2" office:value-type="string">
            <text:p text:style-name="P100">Sub-fluxo</text:p>
          </table:table-cell>
          <table:table-cell table:style-name="Tabela13.B2" office:value-type="string">
            <text:p text:style-name="P86">E necessário que o cliente compre a prazo.</text:p>
          </table:table-cell>
        </table:table-row>
        <table:table-row>
          <table:table-cell table:style-name="Tabela13.A2" office:value-type="string">
            <text:p text:style-name="P100">Fluxos Alternativos</text:p>
          </table:table-cell>
          <table:table-cell table:style-name="Tabela13.B2" office:value-type="string">
            <text:p text:style-name="P87">1- O administrador pode lista as contas a receber.</text:p>
          </table:table-cell>
        </table:table-row>
        <table:table-row>
          <table:table-cell table:style-name="Tabela13.A2" office:value-type="string">
            <text:p text:style-name="P100">Regras de Negócio</text:p>
          </table:table-cell>
          <table:table-cell table:style-name="Tabela13.B2" office:value-type="string">
            <text:p text:style-name="P85">Sistema deve estar funcionado.</text:p>
            <text:p text:style-name="P85">Funcionário tem que estar autorizado <text:span text:style-name="T22">ou cadastrado</text:span>.</text:p>
          </table:table-cell>
        </table:table-row>
        <table:table-row>
          <table:table-cell table:style-name="Tabela13.A2" office:value-type="string">
            <text:p text:style-name="P100">Pós Condições</text:p>
          </table:table-cell>
          <table:table-cell table:style-name="Tabela13.B2" office:value-type="string">
            <text:p text:style-name="P100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00">Casos de uso afetados</text:p>
          </table:table-cell>
          <table:table-cell table:style-name="Tabela13.B2" office:value-type="string">
            <text:p text:style-name="P103">UC 1.1,<text:span text:style-name="T16">UC 1.2,UC 2.3,UC 2.4,UC 3.1,UC 3.2,UC3.3,UC 4.1,UC 4.2,UC 5.1,UC 6.1</text:span></text:p>
          </table:table-cell>
        </table:table-row>
      </table:table>
      <text:p text:style-name="P115"/>
      <text:p text:style-name="P115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100">Nome</text:p>
          </table:table-cell>
          <table:table-cell table:style-name="Tabela14.B1" office:value-type="string">
            <text:p text:style-name="P100">UC 8.1 – Listar Produtos </text:p>
          </table:table-cell>
        </table:table-row>
        <table:table-row>
          <table:table-cell table:style-name="Tabela14.A2" office:value-type="string">
            <text:p text:style-name="P100">Atores envolvidos</text:p>
          </table:table-cell>
          <table:table-cell table:style-name="Tabela14.B2" office:value-type="string">
            <text:p text:style-name="P100">Funcionário</text:p>
          </table:table-cell>
        </table:table-row>
        <table:table-row>
          <table:table-cell table:style-name="Tabela14.A2" office:value-type="string">
            <text:p text:style-name="P100">Pré-condições</text:p>
          </table:table-cell>
          <table:table-cell table:style-name="Tabela14.B2" office:value-type="string">
            <text:p text:style-name="P88">Querer lista<text:span text:style-name="T5">r</text:span> os Produtos.</text:p>
          </table:table-cell>
        </table:table-row>
        <table:table-row>
          <table:table-cell table:style-name="Tabela14.A2" office:value-type="string">
            <text:p text:style-name="P100">Fluxo Principal</text:p>
          </table:table-cell>
          <table:table-cell table:style-name="Tabela14.B2" office:value-type="string">
            <text:p text:style-name="P100">1 – Funcionário entra no sistema</text:p>
            <text:p text:style-name="P100">2 – Funcionário lista os produtos no estoque</text:p>
          </table:table-cell>
        </table:table-row>
        <table:table-row>
          <table:table-cell table:style-name="Tabela14.A2" office:value-type="string">
            <text:p text:style-name="P100">Sub-fluxo</text:p>
          </table:table-cell>
          <table:table-cell table:style-name="Tabela14.B2" office:value-type="string">
            <text:p text:style-name="P86">Ao lista<text:span text:style-name="T5">r</text:span> os produtos o funcionário terá noção do que estar em falta no estoque, ou verifica se tem algum produto <text:span text:style-name="T23">que o cliente deseja</text:span> no estoque.</text:p>
          </table:table-cell>
        </table:table-row>
        <table:table-row>
          <table:table-cell table:style-name="Tabela14.A2" office:value-type="string">
            <text:p text:style-name="P100">Fluxos Alternativos</text:p>
          </table:table-cell>
          <table:table-cell table:style-name="Tabela14.B2" office:value-type="string">
            <text:p text:style-name="P87">1-O administrador pode listar os produtos.</text:p>
          </table:table-cell>
        </table:table-row>
        <table:table-row>
          <table:table-cell table:style-name="Tabela14.A2" office:value-type="string">
            <text:p text:style-name="P100">Regras de Negócio</text:p>
          </table:table-cell>
          <table:table-cell table:style-name="Tabela14.B2" office:value-type="string">
            <text:p text:style-name="P88">O sistema deve estar funcionando.</text:p>
            <text:p text:style-name="P88">O funcionário deve estar cadastrado no sistema.</text:p>
          </table:table-cell>
        </table:table-row>
        <table:table-row>
          <table:table-cell table:style-name="Tabela14.A2" office:value-type="string">
            <text:p text:style-name="P100">Pós Condições</text:p>
          </table:table-cell>
          <table:table-cell table:style-name="Tabela14.B2" office:value-type="string">
            <text:p text:style-name="P100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00">Casos de uso afetados</text:p>
          </table:table-cell>
          <table:table-cell table:style-name="Tabela14.B2" office:value-type="string">
            <text:p text:style-name="P103">UC 1.1,<text:span text:style-name="T16">UC 1.2,UC 2.1,UC 2.2,UC 2.3,UC 2.4,UC 3.1,UC 3.2,UC3.3,UC 4.1,UC 4.2, UC 5.1</text:span></text:p>
          </table:table-cell>
        </table:table-row>
      </table:table>
      <text:p text:style-name="P115"/>
      <text:p text:style-name="P16"/>
      <text:h text:style-name="P45" text:outline-level="2"><text:bookmark-start text:name="__RefHeading___Toc1754_1735469436"/>1.7 Protótipos de Telas<text:bookmark-end text:name="__RefHeading___Toc1754_1735469436"/></text:h>
      <text:h text:style-name="P57" text:outline-level="3"><text:bookmark-start text:name="__RefHeading___Toc1756_1735469436"/><text:span text:style-name="T24">1.7.1 </text:span>Login<text:bookmark-end text:name="__RefHeading___Toc1756_1735469436"/></text:h>
      <text:p text:style-name="P20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58" text:outline-level="3"><text:bookmark-start text:name="__RefHeading___Toc1758_1735469436"/><text:span text:style-name="T39">1.7.2 </text:span><text:span text:style-name="T38">Cadastrar </text:span><text:span text:style-name="T40">Funcionário</text:span><text:bookmark-end text:name="__RefHeading___Toc1758_1735469436"/></text:h>
      <text:p text:style-name="P21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57" text:outline-level="3"><text:bookmark-start text:name="__RefHeading___Toc1760_1735469436"/><text:soft-page-break/><text:span text:style-name="T24">1.7.3 </text:span>Cadastrar Fornecedor<text:bookmark-end text:name="__RefHeading___Toc1760_1735469436"/></text:h>
      <text:p text:style-name="P21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7" text:outline-level="3"><text:bookmark-start text:name="__RefHeading___Toc1762_1735469436"/><text:span text:style-name="T24">1.7.4 </text:span>Cadastrar Produtos<text:bookmark-end text:name="__RefHeading___Toc1762_1735469436"/></text:h>
      <text:p text:style-name="P21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57" text:outline-level="3"><text:bookmark-start text:name="__RefHeading___Toc1764_1735469436"/><text:soft-page-break/><text:span text:style-name="T24">1.7.5 </text:span>Realizar Venda<text:bookmark-end text:name="__RefHeading___Toc1764_1735469436"/></text:h>
      <text:p text:style-name="P21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57" text:outline-level="3"><text:bookmark-start text:name="__RefHeading___Toc1766_1735469436"/><text:span text:style-name="T24">1.7.6 </text:span>Forma e meio de pagamento<text:bookmark-end text:name="__RefHeading___Toc1766_1735469436"/></text:h>
      <text:p text:style-name="P21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57" text:outline-level="3"><text:bookmark-start text:name="__RefHeading___Toc1768_1735469436"/><text:soft-page-break/><text:span text:style-name="T24">1.7.7 </text:span>Cadastrar Cliente<text:bookmark-end text:name="__RefHeading___Toc1768_1735469436"/></text:h>
      <text:p text:style-name="P21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57" text:outline-level="3"><text:bookmark-start text:name="__RefHeading___Toc1770_1735469436"/><text:span text:style-name="T24">1.7.8 </text:span>Contas em Débito<text:bookmark-end text:name="__RefHeading___Toc1770_1735469436"/></text:h>
      <text:p text:style-name="P21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57" text:outline-level="3"><text:soft-page-break/></text:h>
      <text:h text:style-name="P57" text:outline-level="3"><text:bookmark-start text:name="__RefHeading___Toc1772_1735469436"/><text:span text:style-name="T24">1.7.9 </text:span>Estoque<text:bookmark-end text:name="__RefHeading___Toc1772_1735469436"/></text:h>
      <text:p text:style-name="P21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9" text:outline-level="1"><text:bookmark-start text:name="__RefHeading___Toc2001_946302212"/>2. Documentação Técnica<text:bookmark-end text:name="__RefHeading___Toc2001_946302212"/></text:h>
      <text:p text:style-name="P5"/>
      <text:p text:style-name="P5"/>
      <text:p text:style-name="P5"/>
      <text:p text:style-name="P6">4.Diagrama de Pacotes </text:p>
      <text:p text:style-name="P6"><draw:frame text:anchor-type="paragraph" draw:z-index="18" draw:name="Forma1" draw:style-name="gr1" draw:text-style-name="P120" svg:width="18.596cm" svg:height="16.077cm" svg:x="-1.589cm" svg:y="-0.261cm"><draw:image xlink:href="Pictures/1000020100000388000003303DA660668F98C988.png" xlink:type="simple" xlink:show="embed" xlink:actuate="onLoad"><text:p/></draw:image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19" draw:name="Forma2" draw:style-name="gr1" draw:text-style-name="P120" svg:width="20.033cm" svg:height="15.059cm" svg:x="-1.034cm" svg:y="0.268cm"><draw:image xlink:href="Pictures/100002010000039E000002DEF10CFCF1162C2E33.png" xlink:type="simple" xlink:show="embed" xlink:actuate="onLoad"><text:p/></draw:image></draw:frame><text:soft-page-break/>5.Diagrama de Sequência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8.Diagrama de Componen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0-19T14:44:53.816000000</dc:date>
    <meta:editing-duration>PT7H56M6S</meta:editing-duration>
    <meta:editing-cycles>18</meta:editing-cycles>
    <meta:generator>LibreOffice/5.2.1.2$Windows_x86 LibreOffice_project/31dd62db80d4e60af04904455ec9c9219178d620</meta:generator>
    <meta:document-statistic meta:table-count="22" meta:image-count="18" meta:object-count="0" meta:page-count="29" meta:paragraph-count="495" meta:word-count="2796" meta:character-count="17524" meta:non-whitespace-character-count="14562"/>
  </office:meta>
</office:document-meta>
</file>